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fo:background-color="#99ff66"/>
    </style:style>
    <style:style style:name="ce6" style:family="table-cell" style:parent-style-name="Default" style:data-style-name="N2">
      <style:table-cell-properties fo:background-color="#66ff66"/>
    </style:style>
    <style:style style:name="ce7" style:family="table-cell" style:parent-style-name="Default" style:data-style-name="N2">
      <style:table-cell-properties fo:background-color="#00cc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009900"/>
    </style:style>
    <style:style style:name="ce10" style:family="table-cell" style:parent-style-name="Default" style:data-style-name="N2">
      <style:table-cell-properties fo:background-color="#006600"/>
    </style:style>
    <style:style style:name="ce11" style:family="table-cell" style:parent-style-name="Default" style:data-style-name="N2">
      <style:table-cell-properties fo:background-color="#ff0000"/>
    </style:style>
    <style:style style:name="ce12" style:family="table-cell" style:parent-style-name="Default" style:data-style-name="N2">
      <style:table-cell-properties fo:background-color="#cc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R</text:p>
          </table:table-cell>
          <table:table-cell office:value-type="string" calcext:value-type="string">
            <text:p>Rho_0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inner_rad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table:formula="of:=2*[.B2]" office:value-type="float" office:value="10" calcext:value-type="float">
            <text:p>10</text:p>
          </table:table-cell>
          <table:table-cell table:formula="of:=SQRT([.C2]*4*[.B2]*[.B2])" office:value-type="float" office:value="32.4037034920393" calcext:value-type="float">
            <text:p>32.403703492</text:p>
          </table:table-cell>
          <table:table-cell table:formula="of:=[.D2]*0.5*0.2" office:value-type="float" office:value="1" calcext:value-type="float">
            <text:p>1</text:p>
          </table:table-cell>
          <table:table-cell/>
          <table:table-cell table:formula="of:=32*32/(4*25)" office:value-type="float" office:value="10.24" calcext:value-type="float">
            <text:p>10.2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2*[.B3]" office:value-type="float" office:value="10" calcext:value-type="float">
            <text:p>10</text:p>
          </table:table-cell>
          <table:table-cell table:formula="of:=SQRT([.C3]*4*[.B3]*[.B3])" office:value-type="float" office:value="24.4948974278318" calcext:value-type="float">
            <text:p>24.4948974278</text:p>
          </table:table-cell>
          <table:table-cell table:formula="of:=[.D3]*0.5*0.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table:formula="of:=2*[.B4]" office:value-type="float" office:value="4" calcext:value-type="float">
            <text:p>4</text:p>
          </table:table-cell>
          <table:table-cell table:style-name="ce2" table:formula="of:=SQRT([.C4]*4*[.B4]*[.B4])" office:value-type="float" office:value="9.79795897113271" calcext:value-type="float">
            <text:p>9.7979589711</text:p>
          </table:table-cell>
          <table:table-cell table:formula="of:=[.D4]*0.5*0.2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2*[.B5]" office:value-type="float" office:value="14" calcext:value-type="float">
            <text:p>14</text:p>
          </table:table-cell>
          <table:table-cell table:formula="of:=SQRT([.C5]*4*[.B5]*[.B5])" office:value-type="float" office:value="34.2928563989645" calcext:value-type="float">
            <text:p>34.292856399</text:p>
          </table:table-cell>
          <table:table-cell table:formula="of:=[.D5]*0.5*0.2"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2*[.B6]" office:value-type="float" office:value="10" calcext:value-type="float">
            <text:p>10</text:p>
          </table:table-cell>
          <table:table-cell table:formula="of:=SQRT([.C6]*4*[.B6]*[.B6])" office:value-type="float" office:value="24.4948974278318" calcext:value-type="float">
            <text:p>24.4948974278</text:p>
          </table:table-cell>
          <table:table-cell table:formula="of:=[.D6]*0.5*0.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ring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2*[.B7]" office:value-type="float" office:value="10" calcext:value-type="float">
            <text:p>10</text:p>
          </table:table-cell>
          <table:table-cell table:formula="of:=SQRT([.C7]*4*[.B7]*[.B7])" office:value-type="float" office:value="26.4575131106459" calcext:value-type="float">
            <text:p>26.4575131106</text:p>
          </table:table-cell>
          <table:table-cell table:formula="of:=[.D7]*0.5*0.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*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2*[.B8]" office:value-type="float" office:value="10" calcext:value-type="float">
            <text:p>10</text:p>
          </table:table-cell>
          <table:table-cell table:formula="of:=SQRT([.C8]*4*[.B8]*[.B8])" office:value-type="float" office:value="26.4575131106459" calcext:value-type="float">
            <text:p>26.4575131106</text:p>
          </table:table-cell>
          <table:table-cell table:formula="of:=[.D8]*0.5*0.2" office:value-type="float" office:value="1" calcext:value-type="float">
            <text:p>1</text:p>
          </table:table-cell>
          <table:table-cell office:value-type="string" calcext:value-type="string">
            <text:p>Based off O_ring param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2*[.B9]" office:value-type="float" office:value="0" calcext:value-type="float">
            <text:p>0</text:p>
          </table:table-cell>
          <table:table-cell table:formula="of:=SQRT([.C9]*4*[.B9]*[.B9])" office:value-type="float" office:value="0" calcext:value-type="float">
            <text:p>0</text:p>
          </table:table-cell>
          <table:table-cell table:formula="of:=[.D9]*0.5*0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2*[.B10]" office:value-type="float" office:value="0" calcext:value-type="float">
            <text:p>0</text:p>
          </table:table-cell>
          <table:table-cell table:formula="of:=SQRT([.C10]*4*[.B10]*[.B10])" office:value-type="float" office:value="0" calcext:value-type="float">
            <text:p>0</text:p>
          </table:table-cell>
          <table:table-cell table:formula="of:=[.D10]*0.5*0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2*[.B11]" office:value-type="float" office:value="0" calcext:value-type="float">
            <text:p>0</text:p>
          </table:table-cell>
          <table:table-cell table:formula="of:=SQRT([.C11]*4*[.B11]*[.B11])" office:value-type="float" office:value="0" calcext:value-type="float">
            <text:p>0</text:p>
          </table:table-cell>
          <table:table-cell table:formula="of:=[.D11]*0.5*0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2*[.B12]" office:value-type="float" office:value="0" calcext:value-type="float">
            <text:p>0</text:p>
          </table:table-cell>
          <table:table-cell table:formula="of:=SQRT([.C12]*4*[.B12]*[.B12])" office:value-type="float" office:value="0" calcext:value-type="float">
            <text:p>0</text:p>
          </table:table-cell>
          <table:table-cell table:formula="of:=[.D12]*0.5*0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table:style-name="ce3" office:value-type="string" calcext:value-type="string" table:number-columns-spanned="7" table:number-rows-spanned="1">
            <text:p>Nx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Rho_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table:formula="of:=[.$B16]*SQRT([.C$15])" office:value-type="float" office:value="24.4948974278318" calcext:value-type="float">
            <text:p>24</text:p>
          </table:table-cell>
          <table:table-cell table:style-name="ce4" table:formula="of:=[.$B16]*SQRT([.D$15])" office:value-type="float" office:value="28.2842712474619" calcext:value-type="float">
            <text:p>28</text:p>
          </table:table-cell>
          <table:table-cell table:style-name="ce4" table:formula="of:=[.$B16]*SQRT([.E$15])" office:value-type="float" office:value="31.6227766016838" calcext:value-type="float">
            <text:p>32</text:p>
          </table:table-cell>
          <table:table-cell table:style-name="ce4" table:formula="of:=[.$B16]*SQRT([.F$15])" office:value-type="float" office:value="34.6410161513775" calcext:value-type="float">
            <text:p>35</text:p>
          </table:table-cell>
          <table:table-cell table:style-name="ce4" table:formula="of:=[.$B16]*SQRT([.G$15])" office:value-type="float" office:value="37.4165738677394" calcext:value-type="float">
            <text:p>37</text:p>
          </table:table-cell>
          <table:table-cell table:style-name="ce4" table:formula="of:=[.$B16]*SQRT([.H$15])" office:value-type="float" office:value="40" calcext:value-type="float">
            <text:p>40</text:p>
          </table:table-cell>
          <table:table-cell table:style-name="ce4" table:formula="of:=[.$B16]*SQRT([.I$15])" office:value-type="float" office:value="42.4264068711929" calcext:value-type="float">
            <text:p>4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table:formula="of:=[.$B17]*SQRT([.C$15])" office:value-type="float" office:value="29.3938769133981" calcext:value-type="float">
            <text:p>29</text:p>
          </table:table-cell>
          <table:table-cell table:style-name="ce4" table:formula="of:=[.$B17]*SQRT([.D$15])" office:value-type="float" office:value="33.9411254969543" calcext:value-type="float">
            <text:p>34</text:p>
          </table:table-cell>
          <table:table-cell table:style-name="ce4" table:formula="of:=[.$B17]*SQRT([.E$15])" office:value-type="float" office:value="37.9473319220205" calcext:value-type="float">
            <text:p>38</text:p>
          </table:table-cell>
          <table:table-cell table:style-name="ce4" table:formula="of:=[.$B17]*SQRT([.F$15])" office:value-type="float" office:value="41.5692193816531" calcext:value-type="float">
            <text:p>42</text:p>
          </table:table-cell>
          <table:table-cell table:style-name="ce4" table:formula="of:=[.$B17]*SQRT([.G$15])" office:value-type="float" office:value="44.8998886412873" calcext:value-type="float">
            <text:p>45</text:p>
          </table:table-cell>
          <table:table-cell table:style-name="ce4" table:formula="of:=[.$B17]*SQRT([.H$15])" office:value-type="float" office:value="48" calcext:value-type="float">
            <text:p>48</text:p>
          </table:table-cell>
          <table:table-cell table:style-name="ce4" table:formula="of:=[.$B17]*SQRT([.I$15])" office:value-type="float" office:value="50.9116882454314" calcext:value-type="float">
            <text:p>5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table:formula="of:=[.$B18]*SQRT([.C$15])" office:value-type="float" office:value="34.2928563989645" calcext:value-type="float">
            <text:p>34</text:p>
          </table:table-cell>
          <table:table-cell table:style-name="ce4" table:formula="of:=[.$B18]*SQRT([.D$15])" office:value-type="float" office:value="39.5979797464467" calcext:value-type="float">
            <text:p>40</text:p>
          </table:table-cell>
          <table:table-cell table:style-name="ce4" table:formula="of:=[.$B18]*SQRT([.E$15])" office:value-type="float" office:value="44.2718872423573" calcext:value-type="float">
            <text:p>44</text:p>
          </table:table-cell>
          <table:table-cell table:style-name="ce4" table:formula="of:=[.$B18]*SQRT([.F$15])" office:value-type="float" office:value="48.4974226119286" calcext:value-type="float">
            <text:p>48</text:p>
          </table:table-cell>
          <table:table-cell table:style-name="ce4" table:formula="of:=[.$B18]*SQRT([.G$15])" office:value-type="float" office:value="52.3832034148352" calcext:value-type="float">
            <text:p>52</text:p>
          </table:table-cell>
          <table:table-cell table:style-name="ce4" table:formula="of:=[.$B18]*SQRT([.H$15])" office:value-type="float" office:value="56" calcext:value-type="float">
            <text:p>56</text:p>
          </table:table-cell>
          <table:table-cell table:style-name="ce4" table:formula="of:=[.$B18]*SQRT([.I$15])" office:value-type="float" office:value="59.39696961967" calcext:value-type="float">
            <text:p>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table:formula="of:=[.$B19]*SQRT([.C$15])" office:value-type="float" office:value="39.1918358845308" calcext:value-type="float">
            <text:p>39</text:p>
          </table:table-cell>
          <table:table-cell table:style-name="ce4" table:formula="of:=[.$B19]*SQRT([.D$15])" office:value-type="float" office:value="45.254833995939" calcext:value-type="float">
            <text:p>45</text:p>
          </table:table-cell>
          <table:table-cell table:style-name="ce4" table:formula="of:=[.$B19]*SQRT([.E$15])" office:value-type="float" office:value="50.5964425626941" calcext:value-type="float">
            <text:p>51</text:p>
          </table:table-cell>
          <table:table-cell table:style-name="ce4" table:formula="of:=[.$B19]*SQRT([.F$15])" office:value-type="float" office:value="55.4256258422041" calcext:value-type="float">
            <text:p>55</text:p>
          </table:table-cell>
          <table:table-cell table:style-name="ce4" table:formula="of:=[.$B19]*SQRT([.G$15])" office:value-type="float" office:value="59.8665181883831" calcext:value-type="float">
            <text:p>60</text:p>
          </table:table-cell>
          <table:table-cell table:style-name="ce4" table:formula="of:=[.$B19]*SQRT([.H$15])" office:value-type="float" office:value="64" calcext:value-type="float">
            <text:p>64</text:p>
          </table:table-cell>
          <table:table-cell table:style-name="ce4" table:formula="of:=[.$B19]*SQRT([.I$15])" office:value-type="float" office:value="67.8822509939086" calcext:value-type="float">
            <text:p>6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table:formula="of:=[.$B20]*SQRT([.C$15])" office:value-type="float" office:value="44.0908153700972" calcext:value-type="float">
            <text:p>44</text:p>
          </table:table-cell>
          <table:table-cell table:style-name="ce4" table:formula="of:=[.$B20]*SQRT([.D$15])" office:value-type="float" office:value="50.9116882454314" calcext:value-type="float">
            <text:p>51</text:p>
          </table:table-cell>
          <table:table-cell table:style-name="ce4" table:formula="of:=[.$B20]*SQRT([.E$15])" office:value-type="float" office:value="56.9209978830308" calcext:value-type="float">
            <text:p>57</text:p>
          </table:table-cell>
          <table:table-cell table:style-name="ce4" table:formula="of:=[.$B20]*SQRT([.F$15])" office:value-type="float" office:value="62.3538290724796" calcext:value-type="float">
            <text:p>62</text:p>
          </table:table-cell>
          <table:table-cell table:style-name="ce4" table:formula="of:=[.$B20]*SQRT([.G$15])" office:value-type="float" office:value="67.3498329619309" calcext:value-type="float">
            <text:p>67</text:p>
          </table:table-cell>
          <table:table-cell table:style-name="ce4" table:formula="of:=[.$B20]*SQRT([.H$15])" office:value-type="float" office:value="72" calcext:value-type="float">
            <text:p>72</text:p>
          </table:table-cell>
          <table:table-cell table:style-name="ce4" table:formula="of:=[.$B20]*SQRT([.I$15])" office:value-type="float" office:value="76.3675323681471" calcext:value-type="float">
            <text:p>7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table:formula="of:=[.$B21]*SQRT([.C$15])" office:value-type="float" office:value="48.9897948556636" calcext:value-type="float">
            <text:p>49</text:p>
          </table:table-cell>
          <table:table-cell table:style-name="ce4" table:formula="of:=[.$B21]*SQRT([.D$15])" office:value-type="float" office:value="56.5685424949238" calcext:value-type="float">
            <text:p>57</text:p>
          </table:table-cell>
          <table:table-cell table:style-name="ce4" table:formula="of:=[.$B21]*SQRT([.E$15])" office:value-type="float" office:value="63.2455532033676" calcext:value-type="float">
            <text:p>63</text:p>
          </table:table-cell>
          <table:table-cell table:style-name="ce4" table:formula="of:=[.$B21]*SQRT([.F$15])" office:value-type="float" office:value="69.2820323027551" calcext:value-type="float">
            <text:p>69</text:p>
          </table:table-cell>
          <table:table-cell table:style-name="ce4" table:formula="of:=[.$B21]*SQRT([.G$15])" office:value-type="float" office:value="74.8331477354788" calcext:value-type="float">
            <text:p>75</text:p>
          </table:table-cell>
          <table:table-cell table:style-name="ce4" table:formula="of:=[.$B21]*SQRT([.H$15])" office:value-type="float" office:value="80" calcext:value-type="float">
            <text:p>80</text:p>
          </table:table-cell>
          <table:table-cell table:style-name="ce4" table:formula="of:=[.$B21]*SQRT([.I$15])" office:value-type="float" office:value="84.8528137423857" calcext:value-type="float">
            <text:p>8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4" table:formula="of:=[.$B22]*SQRT([.C$15])" office:value-type="float" office:value="53.8887743412299" calcext:value-type="float">
            <text:p>54</text:p>
          </table:table-cell>
          <table:table-cell table:style-name="ce4" table:formula="of:=[.$B22]*SQRT([.D$15])" office:value-type="float" office:value="62.2253967444162" calcext:value-type="float">
            <text:p>62</text:p>
          </table:table-cell>
          <table:table-cell table:style-name="ce4" table:formula="of:=[.$B22]*SQRT([.E$15])" office:value-type="float" office:value="69.5701085237044" calcext:value-type="float">
            <text:p>70</text:p>
          </table:table-cell>
          <table:table-cell table:style-name="ce4" table:formula="of:=[.$B22]*SQRT([.F$15])" office:value-type="float" office:value="76.2102355330306" calcext:value-type="float">
            <text:p>76</text:p>
          </table:table-cell>
          <table:table-cell table:style-name="ce4" table:formula="of:=[.$B22]*SQRT([.G$15])" office:value-type="float" office:value="82.3164625090267" calcext:value-type="float">
            <text:p>82</text:p>
          </table:table-cell>
          <table:table-cell table:style-name="ce4" table:formula="of:=[.$B22]*SQRT([.H$15])" office:value-type="float" office:value="88" calcext:value-type="float">
            <text:p>88</text:p>
          </table:table-cell>
          <table:table-cell table:style-name="ce4" table:formula="of:=[.$B22]*SQRT([.I$15])" office:value-type="float" office:value="93.3380951166243" calcext:value-type="float">
            <text:p>9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 table:formula="of:=[.$B23]*SQRT([.C$15])" office:value-type="float" office:value="58.7877538267963" calcext:value-type="float">
            <text:p>59</text:p>
          </table:table-cell>
          <table:table-cell table:style-name="ce4" table:formula="of:=[.$B23]*SQRT([.D$15])" office:value-type="float" office:value="67.8822509939086" calcext:value-type="float">
            <text:p>68</text:p>
          </table:table-cell>
          <table:table-cell table:style-name="ce4" table:formula="of:=[.$B23]*SQRT([.E$15])" office:value-type="float" office:value="75.8946638440411" calcext:value-type="float">
            <text:p>76</text:p>
          </table:table-cell>
          <table:table-cell table:style-name="ce4" table:formula="of:=[.$B23]*SQRT([.F$15])" office:value-type="float" office:value="83.1384387633061" calcext:value-type="float">
            <text:p>83</text:p>
          </table:table-cell>
          <table:table-cell table:style-name="ce4" table:formula="of:=[.$B23]*SQRT([.G$15])" office:value-type="float" office:value="89.7997772825746" calcext:value-type="float">
            <text:p>90</text:p>
          </table:table-cell>
          <table:table-cell table:style-name="ce4" table:formula="of:=[.$B23]*SQRT([.H$15])" office:value-type="float" office:value="96" calcext:value-type="float">
            <text:p>96</text:p>
          </table:table-cell>
          <table:table-cell table:style-name="ce4" table:formula="of:=[.$B23]*SQRT([.I$15])" office:value-type="float" office:value="101.823376490863" calcext:value-type="float">
            <text:p>102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table:style-name="ce3" office:value-type="string" calcext:value-type="string" table:number-columns-spanned="7" table:number-rows-spanned="1">
            <text:p>Hrs / 10e6 MCSs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Rho_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" table:formula="of:=1/[.C38]" office:value-type="float" office:value="0.291666666666667" calcext:value-type="float">
            <text:p>0.29</text:p>
          </table:table-cell>
          <table:table-cell table:style-name="ce5" table:formula="of:=1/[.D38]" office:value-type="float" office:value="0.499583333333333" calcext:value-type="float">
            <text:p>0.50</text:p>
          </table:table-cell>
          <table:table-cell table:style-name="ce5" table:formula="of:=1/[.E38]" office:value-type="float" office:value="0.829027777777778" calcext:value-type="float">
            <text:p>0.83</text:p>
          </table:table-cell>
          <table:table-cell table:style-name="ce6" table:formula="of:=1/[.F38]" office:value-type="float" office:value="2.36127508854782" calcext:value-type="float">
            <text:p>2.36</text:p>
          </table:table-cell>
          <table:table-cell table:style-name="ce6" table:formula="of:=1/[.G38]" office:value-type="float" office:value="2.89017341040462" calcext:value-type="float">
            <text:p>2.89</text:p>
          </table:table-cell>
          <table:table-cell table:style-name="ce6" table:formula="of:=1/[.H38]" office:value-type="float" office:value="3.99201596806387" calcext:value-type="float">
            <text:p>3.99</text:p>
          </table:table-cell>
          <table:table-cell table:style-name="ce6" table:formula="of:=1/[.I38]" office:value-type="float" office:value="4.90196078431373" calcext:value-type="float">
            <text:p>4.9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5" table:formula="of:=1/[.C39]" office:value-type="float" office:value="0.468888888888889" calcext:value-type="float">
            <text:p>0.47</text:p>
          </table:table-cell>
          <table:table-cell table:style-name="ce6" table:formula="of:=1/[.D39]" office:value-type="float" office:value="0.718055555555556" calcext:value-type="float">
            <text:p>0.72</text:p>
          </table:table-cell>
          <table:table-cell table:style-name="ce6" table:formula="of:=1/[.E39]" office:value-type="float" office:value="2.16684723726977" calcext:value-type="float">
            <text:p>2.17</text:p>
          </table:table-cell>
          <table:table-cell table:style-name="ce6" table:formula="of:=1/[.F39]" office:value-type="float" office:value="3.1104199066874" calcext:value-type="float">
            <text:p>3.11</text:p>
          </table:table-cell>
          <table:table-cell table:style-name="ce6" table:formula="of:=1/[.G39]" office:value-type="float" office:value="4.26439232409382" calcext:value-type="float">
            <text:p>4.26</text:p>
          </table:table-cell>
          <table:table-cell table:style-name="ce7" table:formula="of:=1/[.H39]" office:value-type="float" office:value="6.11620795107034" calcext:value-type="float">
            <text:p>6.12</text:p>
          </table:table-cell>
          <table:table-cell table:style-name="ce7" table:formula="of:=1/[.I39]" office:value-type="float" office:value="7.22021660649819" calcext:value-type="float">
            <text:p>7.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" table:formula="of:=1/[.C40]" office:value-type="float" office:value="0.670138888888889" calcext:value-type="float">
            <text:p>0.67</text:p>
          </table:table-cell>
          <table:table-cell table:style-name="ce6" table:formula="of:=1/[.D40]" office:value-type="float" office:value="2.13903743315508" calcext:value-type="float">
            <text:p>2.14</text:p>
          </table:table-cell>
          <table:table-cell table:style-name="ce6" table:formula="of:=1/[.E40]" office:value-type="float" office:value="3.27868852459016" calcext:value-type="float">
            <text:p>3.28</text:p>
          </table:table-cell>
          <table:table-cell table:style-name="ce7" table:formula="of:=1/[.F40]" office:value-type="float" office:value="4.52488687782805" calcext:value-type="float">
            <text:p>4.52</text:p>
          </table:table-cell>
          <table:table-cell table:style-name="ce7" table:formula="of:=1/[.G40]" office:value-type="float" office:value="6.36942675159236" calcext:value-type="float">
            <text:p>6.37</text:p>
          </table:table-cell>
          <table:table-cell table:style-name="ce7" table:formula="of:=1/[.H40]" office:value-type="float" office:value="8.54700854700855" calcext:value-type="float">
            <text:p>8.55</text:p>
          </table:table-cell>
          <table:table-cell table:style-name="ce7" table:formula="of:=1/[.I40]" office:value-type="float" office:value="10.989010989011" calcext:value-type="float">
            <text:p>10.9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" table:formula="of:=1/[.C41]" office:value-type="float" office:value="0.925277777777778" calcext:value-type="float">
            <text:p>0.93</text:p>
          </table:table-cell>
          <table:table-cell table:style-name="ce6" table:formula="of:=1/[.D41]" office:value-type="float" office:value="3.03490136570561" calcext:value-type="float">
            <text:p>3.03</text:p>
          </table:table-cell>
          <table:table-cell table:style-name="ce7" table:formula="of:=1/[.E41]" office:value-type="float" office:value="4.55580865603645" calcext:value-type="float">
            <text:p>4.56</text:p>
          </table:table-cell>
          <table:table-cell table:style-name="ce7" table:formula="of:=1/[.F41]" office:value-type="float" office:value="6.73400673400673" calcext:value-type="float">
            <text:p>6.73</text:p>
          </table:table-cell>
          <table:table-cell table:style-name="ce7" table:formula="of:=1/[.G41]" office:value-type="float" office:value="8.92857142857143" calcext:value-type="float">
            <text:p>8.93</text:p>
          </table:table-cell>
          <table:table-cell table:style-name="ce7" table:formula="of:=1/[.H41]" office:value-type="float" office:value="13.0718954248366" calcext:value-type="float">
            <text:p>13.07</text:p>
          </table:table-cell>
          <table:table-cell table:style-name="ce9" table:formula="of:=1/[.I41]" office:value-type="float" office:value="15.748031496063" calcext:value-type="float">
            <text:p>15.7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" table:formula="of:=1/[.C42]" office:value-type="float" office:value="2.47524752475248" calcext:value-type="float">
            <text:p>2.48</text:p>
          </table:table-cell>
          <table:table-cell table:style-name="ce7" table:formula="of:=1/[.D42]" office:value-type="float" office:value="3.86847195357834" calcext:value-type="float">
            <text:p>3.87</text:p>
          </table:table-cell>
          <table:table-cell table:style-name="ce7" table:formula="of:=1/[.E42]" office:value-type="float" office:value="5.97014925373134" calcext:value-type="float">
            <text:p>5.97</text:p>
          </table:table-cell>
          <table:table-cell table:style-name="ce7" table:formula="of:=1/[.F42]" office:value-type="float" office:value="8.96860986547085" calcext:value-type="float">
            <text:p>8.97</text:p>
          </table:table-cell>
          <table:table-cell table:style-name="ce9" table:formula="of:=1/[.G42]" office:value-type="float" office:value="11.9760479041916" calcext:value-type="float">
            <text:p>11.98</text:p>
          </table:table-cell>
          <table:table-cell table:style-name="ce9" table:formula="of:=1/[.H42]" office:value-type="float" office:value="17.3913043478261" calcext:value-type="float">
            <text:p>17.39</text:p>
          </table:table-cell>
          <table:table-cell table:style-name="ce10" table:formula="of:=1/[.I42]" office:value-type="float" office:value="23.2558139534884" calcext:value-type="float">
            <text:p>23.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table:formula="of:=1/[.C43]" office:value-type="float" office:value="2.92825768667643" calcext:value-type="float">
            <text:p>2.93</text:p>
          </table:table-cell>
          <table:table-cell table:style-name="ce7" table:formula="of:=1/[.D43]" office:value-type="float" office:value="5.20833333333333" calcext:value-type="float">
            <text:p>5.21</text:p>
          </table:table-cell>
          <table:table-cell table:style-name="ce7" table:formula="of:=1/[.E43]" office:value-type="float" office:value="8.23045267489712" calcext:value-type="float">
            <text:p>8.23</text:p>
          </table:table-cell>
          <table:table-cell table:style-name="ce9" table:formula="of:=1/[.F43]" office:value-type="float" office:value="12.1212121212121" calcext:value-type="float">
            <text:p>12.12</text:p>
          </table:table-cell>
          <table:table-cell table:style-name="ce10" table:formula="of:=1/[.G43]" office:value-type="float" office:value="16.1290322580645" calcext:value-type="float">
            <text:p>16.13</text:p>
          </table:table-cell>
          <table:table-cell table:style-name="ce10" table:formula="of:=1/[.H43]" office:value-type="float" office:value="24.0963855421687" calcext:value-type="float">
            <text:p>24.10</text:p>
          </table:table-cell>
          <table:table-cell table:style-name="ce11" table:formula="of:=1/[.I43]" office:value-type="float" office:value="33.8983050847458" calcext:value-type="float">
            <text:p>33.9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7" table:formula="of:=1/[.C44]" office:value-type="float" office:value="3.85356454720617" calcext:value-type="float">
            <text:p>3.85</text:p>
          </table:table-cell>
          <table:table-cell table:style-name="ce7" table:formula="of:=1/[.D44]" office:value-type="float" office:value="6.96864111498258" calcext:value-type="float">
            <text:p>6.97</text:p>
          </table:table-cell>
          <table:table-cell table:style-name="ce9" table:formula="of:=1/[.E44]" office:value-type="float" office:value="9.9009900990099" calcext:value-type="float">
            <text:p>9.90</text:p>
          </table:table-cell>
          <table:table-cell table:style-name="ce10" table:formula="of:=1/[.F44]" office:value-type="float" office:value="14.0845070422535" calcext:value-type="float">
            <text:p>14.08</text:p>
          </table:table-cell>
          <table:table-cell table:style-name="ce11" table:formula="of:=1/[.G44]" office:value-type="float" office:value="19.4174757281553" calcext:value-type="float">
            <text:p>19.42</text:p>
          </table:table-cell>
          <table:table-cell table:style-name="ce11" table:formula="of:=1/[.H44]" office:value-type="float" office:value="28.5714285714286" calcext:value-type="float">
            <text:p>28.57</text:p>
          </table:table-cell>
          <table:table-cell table:style-name="ce12" table:formula="of:=1/[.I44]" office:value-type="float" office:value="37.7358490566038" calcext:value-type="float">
            <text:p>37.7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7" table:formula="of:=1/[.C45]" office:value-type="float" office:value="4.58715596330275" calcext:value-type="float">
            <text:p>4.59</text:p>
          </table:table-cell>
          <table:table-cell table:style-name="ce9" table:formula="of:=1/[.D45]" office:value-type="float" office:value="7.54716981132075" calcext:value-type="float">
            <text:p>7.55</text:p>
          </table:table-cell>
          <table:table-cell table:style-name="ce10" table:formula="of:=1/[.E45]" office:value-type="float" office:value="11.7647058823529" calcext:value-type="float">
            <text:p>11.76</text:p>
          </table:table-cell>
          <table:table-cell table:style-name="ce11" table:formula="of:=1/[.F45]" office:value-type="float" office:value="18.5185185185185" calcext:value-type="float">
            <text:p>18.52</text:p>
          </table:table-cell>
          <table:table-cell table:style-name="ce11" table:formula="of:=1/[.G45]" office:value-type="float" office:value="25.3164556962025" calcext:value-type="float">
            <text:p>25.32</text:p>
          </table:table-cell>
          <table:table-cell table:style-name="ce12" table:formula="of:=1/[.H45]" office:value-type="float" office:value="32.7868852459016" calcext:value-type="float">
            <text:p>32.79</text:p>
          </table:table-cell>
          <table:table-cell table:style-name="ce12" table:formula="of:=1/[.I45]" office:value-type="float" office:value="50" calcext:value-type="float">
            <text:p>50.00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edge</text:p>
          </table:table-cell>
          <table:table-cell table:style-name="ce3" office:value-type="string" calcext:value-type="string" table:number-columns-spanned="7" table:number-rows-spanned="1">
            <text:p>Speed (10^6 MCSs / hr)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Rho_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8" table:formula="of:=1/(2100/7200)" office:value-type="float" office:value="3.42857142857143" calcext:value-type="float">
            <text:p>3.43</text:p>
          </table:table-cell>
          <table:table-cell table:style-name="ce8" table:formula="of:=7200/3597" office:value-type="float" office:value="2.00166805671393" calcext:value-type="float">
            <text:p>2.00</text:p>
          </table:table-cell>
          <table:table-cell table:style-name="ce8" table:formula="of:=1/(5969/7200)" office:value-type="float" office:value="1.20623219969844" calcext:value-type="float">
            <text:p>1.21</text:p>
          </table:table-cell>
          <table:table-cell table:style-name="ce8" table:formula="of:=0.847/2" office:value-type="float" office:value="0.4235" calcext:value-type="float">
            <text:p>0.42</text:p>
          </table:table-cell>
          <table:table-cell table:style-name="ce8" table:formula="of:=0.692/2" office:value-type="float" office:value="0.346" calcext:value-type="float">
            <text:p>0.35</text:p>
          </table:table-cell>
          <table:table-cell table:style-name="ce8" table:formula="of:=0.501/2" office:value-type="float" office:value="0.2505" calcext:value-type="float">
            <text:p>0.25</text:p>
          </table:table-cell>
          <table:table-cell table:style-name="ce8" table:formula="of:=0.408/2" office:value-type="float" office:value="0.204" calcext:value-type="float">
            <text:p>0.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8" table:formula="of:=7200/3376" office:value-type="float" office:value="2.13270142180095" calcext:value-type="float">
            <text:p>2.13</text:p>
          </table:table-cell>
          <table:table-cell table:style-name="ce8" table:formula="of:=7200/5170" office:value-type="float" office:value="1.3926499032882" calcext:value-type="float">
            <text:p>1.39</text:p>
          </table:table-cell>
          <table:table-cell table:style-name="ce8" table:formula="of:=0.923/2" office:value-type="float" office:value="0.4615" calcext:value-type="float">
            <text:p>0.46</text:p>
          </table:table-cell>
          <table:table-cell table:style-name="ce8" table:formula="of:=0.643/2" office:value-type="float" office:value="0.3215" calcext:value-type="float">
            <text:p>0.32</text:p>
          </table:table-cell>
          <table:table-cell table:style-name="ce8" table:formula="of:=0.469/2" office:value-type="float" office:value="0.2345" calcext:value-type="float">
            <text:p>0.23</text:p>
          </table:table-cell>
          <table:table-cell table:style-name="ce8" table:formula="of:=0.327/2" office:value-type="float" office:value="0.1635" calcext:value-type="float">
            <text:p>0.16</text:p>
          </table:table-cell>
          <table:table-cell table:style-name="ce8" table:formula="of:=0.277/2" office:value-type="float" office:value="0.1385" calcext:value-type="float">
            <text:p>0.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table:formula="of:=7200/4825" office:value-type="float" office:value="1.49222797927461" calcext:value-type="float">
            <text:p>1.49</text:p>
          </table:table-cell>
          <table:table-cell table:style-name="ce8" table:formula="of:=0.935/2" office:value-type="float" office:value="0.4675" calcext:value-type="float">
            <text:p>0.47</text:p>
          </table:table-cell>
          <table:table-cell table:style-name="ce8" table:formula="of:=0.61/2" office:value-type="float" office:value="0.305" calcext:value-type="float">
            <text:p>0.31</text:p>
          </table:table-cell>
          <table:table-cell table:style-name="ce8" table:formula="of:=0.442/2" office:value-type="float" office:value="0.221" calcext:value-type="float">
            <text:p>0.22</text:p>
          </table:table-cell>
          <table:table-cell table:style-name="ce8" table:formula="of:=0.314/2" office:value-type="float" office:value="0.157" calcext:value-type="float">
            <text:p>0.16</text:p>
          </table:table-cell>
          <table:table-cell table:style-name="ce8" table:formula="of:=0.234/2" office:value-type="float" office:value="0.117" calcext:value-type="float">
            <text:p>0.12</text:p>
          </table:table-cell>
          <table:table-cell table:style-name="ce8" table:formula="of:=0.182/2" office:value-type="float" office:value="0.091" calcext:value-type="float">
            <text:p>0.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8" table:formula="of:=7200/6662" office:value-type="float" office:value="1.0807565295707" calcext:value-type="float">
            <text:p>1.08</text:p>
          </table:table-cell>
          <table:table-cell table:style-name="ce8" table:formula="of:=0.659/2" office:value-type="float" office:value="0.3295" calcext:value-type="float">
            <text:p>0.33</text:p>
          </table:table-cell>
          <table:table-cell table:style-name="ce8" table:formula="of:=0.439/2" office:value-type="float" office:value="0.2195" calcext:value-type="float">
            <text:p>0.22</text:p>
          </table:table-cell>
          <table:table-cell table:style-name="ce8" table:formula="of:=0.297/2" office:value-type="float" office:value="0.1485" calcext:value-type="float">
            <text:p>0.15</text:p>
          </table:table-cell>
          <table:table-cell table:style-name="ce8" table:formula="of:=0.224/2" office:value-type="float" office:value="0.112" calcext:value-type="float">
            <text:p>0.11</text:p>
          </table:table-cell>
          <table:table-cell table:style-name="ce8" table:formula="of:=0.153/2" office:value-type="float" office:value="0.0765" calcext:value-type="float">
            <text:p>0.08</text:p>
          </table:table-cell>
          <table:table-cell table:style-name="ce8" table:formula="of:=0.127/2" office:value-type="float" office:value="0.0635" calcext:value-type="float">
            <text:p>0.0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8" table:formula="of:=0.808/2" office:value-type="float" office:value="0.404" calcext:value-type="float">
            <text:p>0.40</text:p>
          </table:table-cell>
          <table:table-cell table:style-name="ce8" table:formula="of:=0.517/2" office:value-type="float" office:value="0.2585" calcext:value-type="float">
            <text:p>0.26</text:p>
          </table:table-cell>
          <table:table-cell table:style-name="ce8" table:formula="of:=0.335/2" office:value-type="float" office:value="0.1675" calcext:value-type="float">
            <text:p>0.17</text:p>
          </table:table-cell>
          <table:table-cell table:style-name="ce8" table:formula="of:=0.223/2" office:value-type="float" office:value="0.1115" calcext:value-type="float">
            <text:p>0.11</text:p>
          </table:table-cell>
          <table:table-cell table:style-name="ce8" table:formula="of:=0.167/2" office:value-type="float" office:value="0.0835" calcext:value-type="float">
            <text:p>0.08</text:p>
          </table:table-cell>
          <table:table-cell table:style-name="ce8" table:formula="of:=0.115/2" office:value-type="float" office:value="0.0575" calcext:value-type="float">
            <text:p>0.06</text:p>
          </table:table-cell>
          <table:table-cell table:style-name="ce8" table:formula="of:=0.086/2" office:value-type="float" office:value="0.043" calcext:value-type="float">
            <text:p>0.0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8" table:formula="of:=0.683/2" office:value-type="float" office:value="0.3415" calcext:value-type="float">
            <text:p>0.34</text:p>
          </table:table-cell>
          <table:table-cell table:style-name="ce8" table:formula="of:=0.384/2" office:value-type="float" office:value="0.192" calcext:value-type="float">
            <text:p>0.19</text:p>
          </table:table-cell>
          <table:table-cell table:style-name="ce8" table:formula="of:=0.243/2" office:value-type="float" office:value="0.1215" calcext:value-type="float">
            <text:p>0.12</text:p>
          </table:table-cell>
          <table:table-cell table:style-name="ce8" table:formula="of:=0.165/2" office:value-type="float" office:value="0.0825" calcext:value-type="float">
            <text:p>0.08</text:p>
          </table:table-cell>
          <table:table-cell table:style-name="ce8" table:formula="of:=0.124/2" office:value-type="float" office:value="0.062" calcext:value-type="float">
            <text:p>0.06</text:p>
          </table:table-cell>
          <table:table-cell table:style-name="ce8" table:formula="of:=0.083/2" office:value-type="float" office:value="0.0415" calcext:value-type="float">
            <text:p>0.04</text:p>
          </table:table-cell>
          <table:table-cell table:style-name="ce8" table:formula="of:=0.059/2" office:value-type="float" office:value="0.0295" calcext:value-type="float">
            <text:p>0.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8" table:formula="of:=0.519/2" office:value-type="float" office:value="0.2595" calcext:value-type="float">
            <text:p>0.26</text:p>
          </table:table-cell>
          <table:table-cell table:style-name="ce8" table:formula="of:=0.287/2" office:value-type="float" office:value="0.1435" calcext:value-type="float">
            <text:p>0.14</text:p>
          </table:table-cell>
          <table:table-cell table:style-name="ce8" table:formula="of:=0.202/2" office:value-type="float" office:value="0.101" calcext:value-type="float">
            <text:p>0.10</text:p>
          </table:table-cell>
          <table:table-cell table:style-name="ce8" table:formula="of:=0.142/2" office:value-type="float" office:value="0.071" calcext:value-type="float">
            <text:p>0.07</text:p>
          </table:table-cell>
          <table:table-cell table:style-name="ce8" table:formula="of:=0.103/2" office:value-type="float" office:value="0.0515" calcext:value-type="float">
            <text:p>0.05</text:p>
          </table:table-cell>
          <table:table-cell table:style-name="ce8" table:formula="of:=0.07/2" office:value-type="float" office:value="0.035" calcext:value-type="float">
            <text:p>0.04</text:p>
          </table:table-cell>
          <table:table-cell table:style-name="ce8" table:formula="of:=0.053/2" office:value-type="float" office:value="0.0265" calcext:value-type="float">
            <text:p>0.0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8" table:formula="of:=0.436/2" office:value-type="float" office:value="0.218" calcext:value-type="float">
            <text:p>0.22</text:p>
          </table:table-cell>
          <table:table-cell table:style-name="ce8" table:formula="of:=0.265/2" office:value-type="float" office:value="0.1325" calcext:value-type="float">
            <text:p>0.13</text:p>
          </table:table-cell>
          <table:table-cell table:style-name="ce8" table:formula="of:=0.17/2" office:value-type="float" office:value="0.085" calcext:value-type="float">
            <text:p>0.09</text:p>
          </table:table-cell>
          <table:table-cell table:style-name="ce8" table:formula="of:=0.108/2" office:value-type="float" office:value="0.054" calcext:value-type="float">
            <text:p>0.05</text:p>
          </table:table-cell>
          <table:table-cell table:style-name="ce8" table:formula="of:=0.079/2" office:value-type="float" office:value="0.0395" calcext:value-type="float">
            <text:p>0.04</text:p>
          </table:table-cell>
          <table:table-cell table:style-name="ce8" table:formula="of:=0.061/2" office:value-type="float" office:value="0.0305" calcext:value-type="float">
            <text:p>0.03</text:p>
          </table:table-cell>
          <table:table-cell table:style-name="ce8" table:formula="of:=0.04/2"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00-00-00</text:date>, <text:time style:data-style-name="N2" text:time-value="16:13:02.361698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01:47.681833071</meta:creation-date>
    <dc:date>2019-01-23T17:03:44.290776805</dc:date>
    <meta:editing-duration>PT9H27M22S</meta:editing-duration>
    <meta:editing-cycles>6</meta:editing-cycles>
    <meta:generator>LibreOffice/5.1.6.2$Linux_X86_64 LibreOffice_project/10m0$Build-2</meta:generator>
    <meta:document-statistic meta:table-count="1" meta:cell-count="284" meta:object-count="0"/>
  </office:meta>
</office:document-meta>
</file>